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Fieldset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Fieldset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Fieldset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FieldsetElementImpl.WMLFieldset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Fieldset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Fieldset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FieldsetElementImpl.setTitl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Fieldset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Fieldset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